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1pt" svg:y="118.06pt">
            <loext:p draw:notify-on-update-of-ranges="Sheet1.C1:Sheet1.O1 Sheet1.B2:Sheet1.B2 Sheet1.C2:Sheet1.O2 Sheet1.B3:Sheet1.B3 Sheet1.C3:Sheet1.O3 Sheet1.B4:Sheet1.B4 Sheet1.C4:Sheet1.O4 Sheet1.B5:Sheet1.B5 Sheet1.C5:Sheet1.O5 Sheet1.B6:Sheet1.B6 Sheet1.C6:Sheet1.O6 Sheet1.B7:Sheet1.B7 Sheet1.C7:Sheet1.O7 Sheet1.B8:Sheet1.B8 Sheet1.C8:Sheet1.O8 Sheet1.B9:Sheet1.B9 Sheet1.C9:Sheet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/>
          <table:table-cell office:value-type="string" calcext:value-type="string">
            <text:p>method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Graph</text:p>
          </table:table-cell>
          <table:table-cell table:style-name="ce2" office:value-type="float" office:value="0.10405" calcext:value-type="float">
            <text:p>0.10405</text:p>
          </table:table-cell>
          <table:table-cell office:value-type="float" office:value="0.23605" calcext:value-type="float">
            <text:p>0.23605</text:p>
          </table:table-cell>
          <table:table-cell table:style-name="ce2" office:value-type="float" office:value="0.49886" calcext:value-type="float">
            <text:p>0.49886</text:p>
          </table:table-cell>
          <table:table-cell office:value-type="float" office:value="0.72158" calcext:value-type="float">
            <text:p>0.72158</text:p>
          </table:table-cell>
          <table:table-cell table:style-name="ce2" office:value-type="float" office:value="0.8456" calcext:value-type="float">
            <text:p>0.8456</text:p>
          </table:table-cell>
          <table:table-cell table:style-name="ce2" office:value-type="float" office:value="0.88889" calcext:value-type="float">
            <text:p>0.88889</text:p>
          </table:table-cell>
          <table:table-cell table:style-name="ce2" office:value-type="float" office:value="0.91772" calcext:value-type="float">
            <text:p>0.91772</text:p>
          </table:table-cell>
          <table:table-cell table:style-name="ce2" office:value-type="float" office:value="0.9202" calcext:value-type="float">
            <text:p>0.9202</text:p>
          </table:table-cell>
          <table:table-cell table:style-name="ce2" office:value-type="float" office:value="0.92043" calcext:value-type="float">
            <text:p>0.92043</text:p>
          </table:table-cell>
          <table:table-cell table:style-name="ce2" office:value-type="float" office:value="0.91798" calcext:value-type="float">
            <text:p>0.91798</text:p>
          </table:table-cell>
          <table:table-cell table:style-name="ce2" office:value-type="float" office:value="0.91245" calcext:value-type="float">
            <text:p>0.91245</text:p>
          </table:table-cell>
          <table:table-cell table:style-name="ce2" office:value-type="float" office:value="0.90746" calcext:value-type="float">
            <text:p>0.90746</text:p>
          </table:table-cell>
          <table:table-cell table:style-name="ce2" office:value-type="float" office:value="0.89305" calcext:value-type="float">
            <text:p>0.89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om</text:p>
          </table:table-cell>
          <table:table-cell table:style-name="ce2" office:value-type="float" office:value="0.06936" calcext:value-type="float">
            <text:p>0.06936</text:p>
          </table:table-cell>
          <table:table-cell office:value-type="float" office:value="0.07425" calcext:value-type="float">
            <text:p>0.07425</text:p>
          </table:table-cell>
          <table:table-cell table:style-name="ce2" office:value-type="float" office:value="0.12806" calcext:value-type="float">
            <text:p>0.12806</text:p>
          </table:table-cell>
          <table:table-cell office:value-type="float" office:value="0.43811" calcext:value-type="float">
            <text:p>0.43811</text:p>
          </table:table-cell>
          <table:table-cell table:style-name="ce2" office:value-type="float" office:value="0.80649" calcext:value-type="float">
            <text:p>0.80649</text:p>
          </table:table-cell>
          <table:table-cell table:style-name="ce2" office:value-type="float" office:value="0.88439" calcext:value-type="float">
            <text:p>0.88439</text:p>
          </table:table-cell>
          <table:table-cell table:style-name="ce2" office:value-type="float" office:value="0.91753" calcext:value-type="float">
            <text:p>0.91753</text:p>
          </table:table-cell>
          <table:table-cell table:style-name="ce2" office:value-type="float" office:value="0.92001" calcext:value-type="float">
            <text:p>0.92001</text:p>
          </table:table-cell>
          <table:table-cell table:style-name="ce2" office:value-type="float" office:value="0.92023" calcext:value-type="float">
            <text:p>0.92023</text:p>
          </table:table-cell>
          <table:table-cell table:style-name="ce2" office:value-type="float" office:value="0.91779" calcext:value-type="float">
            <text:p>0.91779</text:p>
          </table:table-cell>
          <table:table-cell table:style-name="ce2" office:value-type="float" office:value="0.91245" calcext:value-type="float">
            <text:p>0.91245</text:p>
          </table:table-cell>
          <table:table-cell table:style-name="ce2" office:value-type="float" office:value="0.90726" calcext:value-type="float">
            <text:p>0.90726</text:p>
          </table:table-cell>
          <table:table-cell table:style-name="ce2" office:value-type="float" office:value="0.89305" calcext:value-type="float">
            <text:p>0.89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</text:p>
          </table:table-cell>
          <table:table-cell table:style-name="ce2" office:value-type="float" office:value="0.27126" calcext:value-type="float">
            <text:p>0.27126</text:p>
          </table:table-cell>
          <table:table-cell office:value-type="float" office:value="0.42414" calcext:value-type="float">
            <text:p>0.42414</text:p>
          </table:table-cell>
          <table:table-cell table:style-name="ce2" office:value-type="float" office:value="0.65406" calcext:value-type="float">
            <text:p>0.65406</text:p>
          </table:table-cell>
          <table:table-cell office:value-type="float" office:value="0.81832" calcext:value-type="float">
            <text:p>0.81832</text:p>
          </table:table-cell>
          <table:table-cell table:style-name="ce2" office:value-type="float" office:value="0.90621" calcext:value-type="float">
            <text:p>0.90621</text:p>
          </table:table-cell>
          <table:table-cell table:style-name="ce2" office:value-type="float" office:value="0.93824" calcext:value-type="float">
            <text:p>0.93824</text:p>
          </table:table-cell>
          <table:table-cell table:style-name="ce2" office:value-type="float" office:value="0.95662" calcext:value-type="float">
            <text:p>0.95662</text:p>
          </table:table-cell>
          <table:table-cell table:style-name="ce2" office:value-type="float" office:value="0.95895" calcext:value-type="float">
            <text:p>0.95895</text:p>
          </table:table-cell>
          <table:table-cell table:style-name="ce2" office:value-type="float" office:value="0.95942" calcext:value-type="float">
            <text:p>0.95942</text:p>
          </table:table-cell>
          <table:table-cell table:style-name="ce2" office:value-type="float" office:value="0.95709" calcext:value-type="float">
            <text:p>0.95709</text:p>
          </table:table-cell>
          <table:table-cell table:style-name="ce2" office:value-type="float" office:value="0.9515" calcext:value-type="float">
            <text:p>0.9515</text:p>
          </table:table-cell>
          <table:table-cell table:style-name="ce2" office:value-type="float" office:value="0.94201" calcext:value-type="float">
            <text:p>0.94201</text:p>
          </table:table-cell>
          <table:table-cell table:style-name="ce2" office:value-type="float" office:value="0.92797" calcext:value-type="float">
            <text:p>0.92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1side-dblp</text:p>
          </table:table-cell>
          <table:table-cell table:style-name="ce2" office:value-type="float" office:value="0.27306" calcext:value-type="float">
            <text:p>0.27306</text:p>
          </table:table-cell>
          <table:table-cell office:value-type="float" office:value="0.42988" calcext:value-type="float">
            <text:p>0.42988</text:p>
          </table:table-cell>
          <table:table-cell table:style-name="ce2" office:value-type="float" office:value="0.65559" calcext:value-type="float">
            <text:p>0.65559</text:p>
          </table:table-cell>
          <table:table-cell office:value-type="float" office:value="0.8202" calcext:value-type="float">
            <text:p>0.8202</text:p>
          </table:table-cell>
          <table:table-cell table:style-name="ce2" office:value-type="float" office:value="0.90286" calcext:value-type="float">
            <text:p>0.90286</text:p>
          </table:table-cell>
          <table:table-cell table:style-name="ce2" office:value-type="float" office:value="0.93562" calcext:value-type="float">
            <text:p>0.93562</text:p>
          </table:table-cell>
          <table:table-cell table:style-name="ce2" office:value-type="float" office:value="0.95701" calcext:value-type="float">
            <text:p>0.95701</text:p>
          </table:table-cell>
          <table:table-cell table:style-name="ce2" office:value-type="float" office:value="0.95929" calcext:value-type="float">
            <text:p>0.95929</text:p>
          </table:table-cell>
          <table:table-cell table:style-name="ce2" office:value-type="float" office:value="0.95969" calcext:value-type="float">
            <text:p>0.95969</text:p>
          </table:table-cell>
          <table:table-cell table:style-name="ce2" office:value-type="float" office:value="0.95691" calcext:value-type="float">
            <text:p>0.95691</text:p>
          </table:table-cell>
          <table:table-cell table:style-name="ce2" office:value-type="float" office:value="0.95173" calcext:value-type="float">
            <text:p>0.95173</text:p>
          </table:table-cell>
          <table:table-cell table:style-name="ce2" office:value-type="float" office:value="0.94245" calcext:value-type="float">
            <text:p>0.94245</text:p>
          </table:table-cell>
          <table:table-cell table:style-name="ce2" office:value-type="float" office:value="0.92761" calcext:value-type="float">
            <text:p>0.927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table:style-name="ce2" office:value-type="float" office:value="0.90224" calcext:value-type="float">
            <text:p>0.90224</text:p>
          </table:table-cell>
          <table:table-cell office:value-type="float" office:value="0.91876" calcext:value-type="float">
            <text:p>0.91876</text:p>
          </table:table-cell>
          <table:table-cell table:style-name="ce2" office:value-type="float" office:value="0.93855" calcext:value-type="float">
            <text:p>0.93855</text:p>
          </table:table-cell>
          <table:table-cell office:value-type="float" office:value="0.95193" calcext:value-type="float">
            <text:p>0.95193</text:p>
          </table:table-cell>
          <table:table-cell table:style-name="ce2" office:value-type="float" office:value="0.96378" calcext:value-type="float">
            <text:p>0.96378</text:p>
          </table:table-cell>
          <table:table-cell table:style-name="ce2" office:value-type="float" office:value="0.96677" calcext:value-type="float">
            <text:p>0.96677</text:p>
          </table:table-cell>
          <table:table-cell table:style-name="ce2" office:value-type="float" office:value="0.96611" calcext:value-type="float">
            <text:p>0.96611</text:p>
          </table:table-cell>
          <table:table-cell table:style-name="ce2" office:value-type="float" office:value="0.9646" calcext:value-type="float">
            <text:p>0.9646</text:p>
          </table:table-cell>
          <table:table-cell table:style-name="ce2" office:value-type="float" office:value="0.96356" calcext:value-type="float">
            <text:p>0.96356</text:p>
          </table:table-cell>
          <table:table-cell table:style-name="ce2" office:value-type="float" office:value="0.96025" calcext:value-type="float">
            <text:p>0.96025</text:p>
          </table:table-cell>
          <table:table-cell table:style-name="ce2" office:value-type="float" office:value="0.95381" calcext:value-type="float">
            <text:p>0.95381</text:p>
          </table:table-cell>
          <table:table-cell table:style-name="ce2" office:value-type="float" office:value="0.94298" calcext:value-type="float">
            <text:p>0.94298</text:p>
          </table:table-cell>
          <table:table-cell table:style-name="ce2" office:value-type="float" office:value="0.92712" calcext:value-type="float">
            <text:p>0.92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</text:p>
          </table:table-cell>
          <table:table-cell table:style-name="ce2" office:value-type="float" office:value="0.06917" calcext:value-type="float">
            <text:p>0.06917</text:p>
          </table:table-cell>
          <table:table-cell office:value-type="float" office:value="0.0754" calcext:value-type="float">
            <text:p>0.0754</text:p>
          </table:table-cell>
          <table:table-cell table:style-name="ce2" office:value-type="float" office:value="0.135" calcext:value-type="float">
            <text:p>0.135</text:p>
          </table:table-cell>
          <table:table-cell office:value-type="float" office:value="0.48778" calcext:value-type="float">
            <text:p>0.48778</text:p>
          </table:table-cell>
          <table:table-cell table:style-name="ce2" office:value-type="float" office:value="0.85913" calcext:value-type="float">
            <text:p>0.85913</text:p>
          </table:table-cell>
          <table:table-cell table:style-name="ce2" office:value-type="float" office:value="0.93281" calcext:value-type="float">
            <text:p>0.93281</text:p>
          </table:table-cell>
          <table:table-cell table:style-name="ce2" office:value-type="float" office:value="0.95649" calcext:value-type="float">
            <text:p>0.95649</text:p>
          </table:table-cell>
          <table:table-cell table:style-name="ce2" office:value-type="float" office:value="0.95925" calcext:value-type="float">
            <text:p>0.95925</text:p>
          </table:table-cell>
          <table:table-cell table:style-name="ce2" office:value-type="float" office:value="0.9595" calcext:value-type="float">
            <text:p>0.9595</text:p>
          </table:table-cell>
          <table:table-cell table:style-name="ce2" office:value-type="float" office:value="0.95706" calcext:value-type="float">
            <text:p>0.95706</text:p>
          </table:table-cell>
          <table:table-cell table:style-name="ce2" office:value-type="float" office:value="0.95132" calcext:value-type="float">
            <text:p>0.95132</text:p>
          </table:table-cell>
          <table:table-cell table:style-name="ce2" office:value-type="float" office:value="0.94174" calcext:value-type="float">
            <text:p>0.94174</text:p>
          </table:table-cell>
          <table:table-cell table:style-name="ce2" office:value-type="float" office:value="0.92712" calcext:value-type="float">
            <text:p>0.92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1</text:p>
          </table:table-cell>
          <table:table-cell table:style-name="ce2" office:value-type="float" office:value="0.10402" calcext:value-type="float">
            <text:p>0.10402</text:p>
          </table:table-cell>
          <table:table-cell office:value-type="float" office:value="0.23556" calcext:value-type="float">
            <text:p>0.23556</text:p>
          </table:table-cell>
          <table:table-cell table:style-name="ce2" office:value-type="float" office:value="0.49978" calcext:value-type="float">
            <text:p>0.49978</text:p>
          </table:table-cell>
          <table:table-cell office:value-type="float" office:value="0.72226" calcext:value-type="float">
            <text:p>0.72226</text:p>
          </table:table-cell>
          <table:table-cell table:style-name="ce2" office:value-type="float" office:value="0.8456" calcext:value-type="float">
            <text:p>0.8456</text:p>
          </table:table-cell>
          <table:table-cell table:style-name="ce2" office:value-type="float" office:value="0.88889" calcext:value-type="float">
            <text:p>0.88889</text:p>
          </table:table-cell>
          <table:table-cell table:style-name="ce2" office:value-type="float" office:value="0.91772" calcext:value-type="float">
            <text:p>0.91772</text:p>
          </table:table-cell>
          <table:table-cell table:style-name="ce2" office:value-type="float" office:value="0.9202" calcext:value-type="float">
            <text:p>0.9202</text:p>
          </table:table-cell>
          <table:table-cell table:style-name="ce2" office:value-type="float" office:value="0.92043" calcext:value-type="float">
            <text:p>0.92043</text:p>
          </table:table-cell>
          <table:table-cell table:style-name="ce2" office:value-type="float" office:value="0.91798" calcext:value-type="float">
            <text:p>0.91798</text:p>
          </table:table-cell>
          <table:table-cell table:style-name="ce2" office:value-type="float" office:value="0.91245" calcext:value-type="float">
            <text:p>0.91245</text:p>
          </table:table-cell>
          <table:table-cell table:style-name="ce2" office:value-type="float" office:value="0.90746" calcext:value-type="float">
            <text:p>0.90746</text:p>
          </table:table-cell>
          <table:table-cell table:style-name="ce2" office:value-type="float" office:value="0.89305" calcext:value-type="float">
            <text:p>0.89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2</text:p>
          </table:table-cell>
          <table:table-cell table:style-name="ce2" office:value-type="float" office:value="0.10626" calcext:value-type="float">
            <text:p>0.10626</text:p>
          </table:table-cell>
          <table:table-cell office:value-type="float" office:value="0.26249" calcext:value-type="float">
            <text:p>0.26249</text:p>
          </table:table-cell>
          <table:table-cell table:style-name="ce2" office:value-type="float" office:value="0.54654" calcext:value-type="float">
            <text:p>0.54654</text:p>
          </table:table-cell>
          <table:table-cell office:value-type="float" office:value="0.73819" calcext:value-type="float">
            <text:p>0.73819</text:p>
          </table:table-cell>
          <table:table-cell table:style-name="ce2" office:value-type="float" office:value="0.84843" calcext:value-type="float">
            <text:p>0.84843</text:p>
          </table:table-cell>
          <table:table-cell table:style-name="ce2" office:value-type="float" office:value="0.88994" calcext:value-type="float">
            <text:p>0.88994</text:p>
          </table:table-cell>
          <table:table-cell table:style-name="ce2" office:value-type="float" office:value="0.91792" calcext:value-type="float">
            <text:p>0.91792</text:p>
          </table:table-cell>
          <table:table-cell table:style-name="ce2" office:value-type="float" office:value="0.9204" calcext:value-type="float">
            <text:p>0.9204</text:p>
          </table:table-cell>
          <table:table-cell table:style-name="ce2" office:value-type="float" office:value="0.92043" calcext:value-type="float">
            <text:p>0.92043</text:p>
          </table:table-cell>
          <table:table-cell table:style-name="ce2" office:value-type="float" office:value="0.91798" calcext:value-type="float">
            <text:p>0.91798</text:p>
          </table:table-cell>
          <table:table-cell table:style-name="ce2" office:value-type="float" office:value="0.91245" calcext:value-type="float">
            <text:p>0.91245</text:p>
          </table:table-cell>
          <table:table-cell table:style-name="ce2" office:value-type="float" office:value="0.90746" calcext:value-type="float">
            <text:p>0.90746</text:p>
          </table:table-cell>
          <table:table-cell table:style-name="ce2" office:value-type="float" office:value="0.89305" calcext:value-type="float">
            <text:p>0.89305</text:p>
          </table:table-cell>
        </table:table-row>
        <table:table-row table:style-name="ro1" table:number-rows-repeated="9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9:26:09.112143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6:49:42.298361714</meta:creation-date>
    <dc:title>Tables</dc:title>
    <dc:date>2017-01-17T19:26:31.691054450</dc:date>
    <meta:editing-duration>PT15M9S</meta:editing-duration>
    <meta:editing-cycles>7</meta:editing-cycles>
    <meta:generator>LibreOffice/5.1.2.2$Linux_X86_64 LibreOffice_project/10m0$Build-2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2.458cm" style:legend-expansion="high" chart:style-name="ch2"/>
        <chart:plot-area chart:style-name="ch3" table:cell-range-address="Sheet1.B1:Sheet1.O9" chart:data-source-has-labels="both" svg:x="1.331cm" svg:y="0.18cm" svg:width="11.074cm" svg:height="7.659cm">
          <chartooo:coordinate-region svg:x="2.058cm" svg:y="0.379cm" svg:width="10.253cm" svg:height="6.813cm"/>
          <chart:axis chart:dimension="x" chart:name="primary-x" chart:style-name="ch4" chartooo:axis-type="auto">
            <chartooo:date-scale/>
            <chart:title svg:x="5.991cm" svg:y="8.019cm" chart:style-name="ch5">
              <text:p>3gram(title)</text:p>
            </chart:title>
            <chart:categories table:cell-range-address="Sheet1.C1:Sheet1.O1"/>
            <chart:grid chart:style-name="ch6" chart:class="major"/>
          </chart:axis>
          <chart:axis chart:dimension="y" chart:name="primary-y" chart:style-name="ch7">
            <chart:title svg:x="0.451cm" svg:y="4.291cm" chart:style-name="ch8">
              <text:p>FM</text:p>
            </chart:title>
            <chart:grid chart:style-name="ch6" chart:class="major"/>
          </chart:axis>
          <chart:series chart:style-name="ch9" chart:values-cell-range-address="Sheet1.C2:Sheet1.O2" chart:label-cell-address="Sheet1.B2:Sheet1.B2" chart:class="chart:line">
            <chart:data-point chart:repeated="13"/>
          </chart:series>
          <chart:series chart:style-name="ch10" chart:values-cell-range-address="Sheet1.C3:Sheet1.O3" chart:label-cell-address="Sheet1.B3:Sheet1.B3" chart:class="chart:line">
            <chart:data-point chart:repeated="13"/>
          </chart:series>
          <chart:series chart:style-name="ch11" chart:values-cell-range-address="Sheet1.C4:Sheet1.O4" chart:label-cell-address="Sheet1.B4:Sheet1.B4" chart:class="chart:line">
            <chart:data-point chart:repeated="13"/>
          </chart:series>
          <chart:series chart:style-name="ch12" chart:values-cell-range-address="Sheet1.C5:Sheet1.O5" chart:label-cell-address="Sheet1.B5:Sheet1.B5" chart:class="chart:line">
            <chart:data-point chart:repeated="13"/>
          </chart:series>
          <chart:series chart:style-name="ch13" chart:values-cell-range-address="Sheet1.C6:Sheet1.O6" chart:label-cell-address="Sheet1.B6:Sheet1.B6" chart:class="chart:line">
            <chart:data-point chart:repeated="13"/>
          </chart:series>
          <chart:series chart:style-name="ch14" chart:values-cell-range-address="Sheet1.C7:Sheet1.O7" chart:label-cell-address="Sheet1.B7:Sheet1.B7" chart:class="chart:line">
            <chart:data-point chart:repeated="13"/>
          </chart:series>
          <chart:series chart:style-name="ch15" chart:values-cell-range-address="Sheet1.C8:Sheet1.O8" chart:label-cell-address="Sheet1.B8:Sheet1.B8" chart:class="chart:line">
            <chart:data-point chart:repeated="13"/>
          </chart:series>
          <chart:series chart:style-name="ch16" chart:values-cell-range-address="Sheet1.C9:Sheet1.O9" chart:label-cell-address="Sheet1.B9:Sheet1.B9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C1:Sheet1.O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10405">
                <text:p>0.10405</text:p>
                <draw:g>
                  <svg:desc>Sheet1.C2:Sheet1.O2</svg:desc>
                </draw:g>
              </table:table-cell>
              <table:table-cell office:value-type="float" office:value="0.23605">
                <text:p>0.23605</text:p>
              </table:table-cell>
              <table:table-cell office:value-type="float" office:value="0.49886">
                <text:p>0.49886</text:p>
              </table:table-cell>
              <table:table-cell office:value-type="float" office:value="0.72158">
                <text:p>0.72158</text:p>
              </table:table-cell>
              <table:table-cell office:value-type="float" office:value="0.8456">
                <text:p>0.8456</text:p>
              </table:table-cell>
              <table:table-cell office:value-type="float" office:value="0.88889">
                <text:p>0.88889</text:p>
              </table:table-cell>
              <table:table-cell office:value-type="float" office:value="0.91772">
                <text:p>0.91772</text:p>
              </table:table-cell>
              <table:table-cell office:value-type="float" office:value="0.9202">
                <text:p>0.9202</text:p>
              </table:table-cell>
              <table:table-cell office:value-type="float" office:value="0.92043">
                <text:p>0.92043</text:p>
              </table:table-cell>
              <table:table-cell office:value-type="float" office:value="0.91798">
                <text:p>0.91798</text:p>
              </table:table-cell>
              <table:table-cell office:value-type="float" office:value="0.91245">
                <text:p>0.91245</text:p>
              </table:table-cell>
              <table:table-cell office:value-type="float" office:value="0.90746">
                <text:p>0.90746</text:p>
              </table:table-cell>
              <table:table-cell office:value-type="float" office:value="0.89305">
                <text:p>0.89305</text:p>
              </table:table-cell>
            </table:table-row>
            <table:table-row>
              <table:table-cell office:value-type="string">
                <text:p>concom</text:p>
                <draw:g>
                  <svg:desc>Sheet1.B3:Sheet1.B3</svg:desc>
                </draw:g>
              </table:table-cell>
              <table:table-cell office:value-type="float" office:value="0.06936">
                <text:p>0.06936</text:p>
                <draw:g>
                  <svg:desc>Sheet1.C3:Sheet1.O3</svg:desc>
                </draw:g>
              </table:table-cell>
              <table:table-cell office:value-type="float" office:value="0.07425">
                <text:p>0.07425</text:p>
              </table:table-cell>
              <table:table-cell office:value-type="float" office:value="0.12806">
                <text:p>0.12806</text:p>
              </table:table-cell>
              <table:table-cell office:value-type="float" office:value="0.43811">
                <text:p>0.43811</text:p>
              </table:table-cell>
              <table:table-cell office:value-type="float" office:value="0.80649">
                <text:p>0.80649</text:p>
              </table:table-cell>
              <table:table-cell office:value-type="float" office:value="0.88439">
                <text:p>0.88439</text:p>
              </table:table-cell>
              <table:table-cell office:value-type="float" office:value="0.91753">
                <text:p>0.91753</text:p>
              </table:table-cell>
              <table:table-cell office:value-type="float" office:value="0.92001">
                <text:p>0.92001</text:p>
              </table:table-cell>
              <table:table-cell office:value-type="float" office:value="0.92023">
                <text:p>0.92023</text:p>
              </table:table-cell>
              <table:table-cell office:value-type="float" office:value="0.91779">
                <text:p>0.91779</text:p>
              </table:table-cell>
              <table:table-cell office:value-type="float" office:value="0.91245">
                <text:p>0.91245</text:p>
              </table:table-cell>
              <table:table-cell office:value-type="float" office:value="0.90726">
                <text:p>0.90726</text:p>
              </table:table-cell>
              <table:table-cell office:value-type="float" office:value="0.89305">
                <text:p>0.89305</text:p>
              </table:table-cell>
            </table:table-row>
            <table:table-row>
              <table:table-cell office:value-type="string">
                <text:p>cc</text:p>
                <draw:g>
                  <svg:desc>Sheet1.B4:Sheet1.B4</svg:desc>
                </draw:g>
              </table:table-cell>
              <table:table-cell office:value-type="float" office:value="0.27126">
                <text:p>0.27126</text:p>
                <draw:g>
                  <svg:desc>Sheet1.C4:Sheet1.O4</svg:desc>
                </draw:g>
              </table:table-cell>
              <table:table-cell office:value-type="float" office:value="0.42414">
                <text:p>0.42414</text:p>
              </table:table-cell>
              <table:table-cell office:value-type="float" office:value="0.65406">
                <text:p>0.65406</text:p>
              </table:table-cell>
              <table:table-cell office:value-type="float" office:value="0.81832">
                <text:p>0.81832</text:p>
              </table:table-cell>
              <table:table-cell office:value-type="float" office:value="0.90621">
                <text:p>0.90621</text:p>
              </table:table-cell>
              <table:table-cell office:value-type="float" office:value="0.93824">
                <text:p>0.93824</text:p>
              </table:table-cell>
              <table:table-cell office:value-type="float" office:value="0.95662">
                <text:p>0.95662</text:p>
              </table:table-cell>
              <table:table-cell office:value-type="float" office:value="0.95895">
                <text:p>0.95895</text:p>
              </table:table-cell>
              <table:table-cell office:value-type="float" office:value="0.95942">
                <text:p>0.95942</text:p>
              </table:table-cell>
              <table:table-cell office:value-type="float" office:value="0.95709">
                <text:p>0.95709</text:p>
              </table:table-cell>
              <table:table-cell office:value-type="float" office:value="0.9515">
                <text:p>0.9515</text:p>
              </table:table-cell>
              <table:table-cell office:value-type="float" office:value="0.94201">
                <text:p>0.94201</text:p>
              </table:table-cell>
              <table:table-cell office:value-type="float" office:value="0.92797">
                <text:p>0.92797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27306">
                <text:p>0.27306</text:p>
                <draw:g>
                  <svg:desc>Sheet1.C5:Sheet1.O5</svg:desc>
                </draw:g>
              </table:table-cell>
              <table:table-cell office:value-type="float" office:value="0.42988">
                <text:p>0.42988</text:p>
              </table:table-cell>
              <table:table-cell office:value-type="float" office:value="0.65559">
                <text:p>0.65559</text:p>
              </table:table-cell>
              <table:table-cell office:value-type="float" office:value="0.8202">
                <text:p>0.8202</text:p>
              </table:table-cell>
              <table:table-cell office:value-type="float" office:value="0.90286">
                <text:p>0.90286</text:p>
              </table:table-cell>
              <table:table-cell office:value-type="float" office:value="0.93562">
                <text:p>0.93562</text:p>
              </table:table-cell>
              <table:table-cell office:value-type="float" office:value="0.95701">
                <text:p>0.95701</text:p>
              </table:table-cell>
              <table:table-cell office:value-type="float" office:value="0.95929">
                <text:p>0.95929</text:p>
              </table:table-cell>
              <table:table-cell office:value-type="float" office:value="0.95969">
                <text:p>0.95969</text:p>
              </table:table-cell>
              <table:table-cell office:value-type="float" office:value="0.95691">
                <text:p>0.95691</text:p>
              </table:table-cell>
              <table:table-cell office:value-type="float" office:value="0.95173">
                <text:p>0.95173</text:p>
              </table:table-cell>
              <table:table-cell office:value-type="float" office:value="0.94245">
                <text:p>0.94245</text:p>
              </table:table-cell>
              <table:table-cell office:value-type="float" office:value="0.92761">
                <text:p>0.92761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90224">
                <text:p>0.90224</text:p>
                <draw:g>
                  <svg:desc>Sheet1.C6:Sheet1.O6</svg:desc>
                </draw:g>
              </table:table-cell>
              <table:table-cell office:value-type="float" office:value="0.91876">
                <text:p>0.91876</text:p>
              </table:table-cell>
              <table:table-cell office:value-type="float" office:value="0.93855">
                <text:p>0.93855</text:p>
              </table:table-cell>
              <table:table-cell office:value-type="float" office:value="0.95193">
                <text:p>0.95193</text:p>
              </table:table-cell>
              <table:table-cell office:value-type="float" office:value="0.96378">
                <text:p>0.96378</text:p>
              </table:table-cell>
              <table:table-cell office:value-type="float" office:value="0.96677">
                <text:p>0.96677</text:p>
              </table:table-cell>
              <table:table-cell office:value-type="float" office:value="0.96611">
                <text:p>0.96611</text:p>
              </table:table-cell>
              <table:table-cell office:value-type="float" office:value="0.9646">
                <text:p>0.9646</text:p>
              </table:table-cell>
              <table:table-cell office:value-type="float" office:value="0.96356">
                <text:p>0.96356</text:p>
              </table:table-cell>
              <table:table-cell office:value-type="float" office:value="0.96025">
                <text:p>0.96025</text:p>
              </table:table-cell>
              <table:table-cell office:value-type="float" office:value="0.95381">
                <text:p>0.95381</text:p>
              </table:table-cell>
              <table:table-cell office:value-type="float" office:value="0.94298">
                <text:p>0.94298</text:p>
              </table:table-cell>
              <table:table-cell office:value-type="float" office:value="0.92712">
                <text:p>0.92712</text:p>
              </table:table-cell>
            </table:table-row>
            <table:table-row>
              <table:table-cell office:value-type="string">
                <text:p>mc</text:p>
                <draw:g>
                  <svg:desc>Sheet1.B7:Sheet1.B7</svg:desc>
                </draw:g>
              </table:table-cell>
              <table:table-cell office:value-type="float" office:value="0.06917">
                <text:p>0.06917</text:p>
                <draw:g>
                  <svg:desc>Sheet1.C7:Sheet1.O7</svg:desc>
                </draw:g>
              </table:table-cell>
              <table:table-cell office:value-type="float" office:value="0.0754">
                <text:p>0.0754</text:p>
              </table:table-cell>
              <table:table-cell office:value-type="float" office:value="0.135">
                <text:p>0.135</text:p>
              </table:table-cell>
              <table:table-cell office:value-type="float" office:value="0.48778">
                <text:p>0.48778</text:p>
              </table:table-cell>
              <table:table-cell office:value-type="float" office:value="0.85913">
                <text:p>0.85913</text:p>
              </table:table-cell>
              <table:table-cell office:value-type="float" office:value="0.93281">
                <text:p>0.93281</text:p>
              </table:table-cell>
              <table:table-cell office:value-type="float" office:value="0.95649">
                <text:p>0.95649</text:p>
              </table:table-cell>
              <table:table-cell office:value-type="float" office:value="0.95925">
                <text:p>0.95925</text:p>
              </table:table-cell>
              <table:table-cell office:value-type="float" office:value="0.9595">
                <text:p>0.9595</text:p>
              </table:table-cell>
              <table:table-cell office:value-type="float" office:value="0.95706">
                <text:p>0.95706</text:p>
              </table:table-cell>
              <table:table-cell office:value-type="float" office:value="0.95132">
                <text:p>0.95132</text:p>
              </table:table-cell>
              <table:table-cell office:value-type="float" office:value="0.94174">
                <text:p>0.94174</text:p>
              </table:table-cell>
              <table:table-cell office:value-type="float" office:value="0.92712">
                <text:p>0.92712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10402">
                <text:p>0.10402</text:p>
                <draw:g>
                  <svg:desc>Sheet1.C8:Sheet1.O8</svg:desc>
                </draw:g>
              </table:table-cell>
              <table:table-cell office:value-type="float" office:value="0.23556">
                <text:p>0.23556</text:p>
              </table:table-cell>
              <table:table-cell office:value-type="float" office:value="0.49978">
                <text:p>0.49978</text:p>
              </table:table-cell>
              <table:table-cell office:value-type="float" office:value="0.72226">
                <text:p>0.72226</text:p>
              </table:table-cell>
              <table:table-cell office:value-type="float" office:value="0.8456">
                <text:p>0.8456</text:p>
              </table:table-cell>
              <table:table-cell office:value-type="float" office:value="0.88889">
                <text:p>0.88889</text:p>
              </table:table-cell>
              <table:table-cell office:value-type="float" office:value="0.91772">
                <text:p>0.91772</text:p>
              </table:table-cell>
              <table:table-cell office:value-type="float" office:value="0.9202">
                <text:p>0.9202</text:p>
              </table:table-cell>
              <table:table-cell office:value-type="float" office:value="0.92043">
                <text:p>0.92043</text:p>
              </table:table-cell>
              <table:table-cell office:value-type="float" office:value="0.91798">
                <text:p>0.91798</text:p>
              </table:table-cell>
              <table:table-cell office:value-type="float" office:value="0.91245">
                <text:p>0.91245</text:p>
              </table:table-cell>
              <table:table-cell office:value-type="float" office:value="0.90746">
                <text:p>0.90746</text:p>
              </table:table-cell>
              <table:table-cell office:value-type="float" office:value="0.89305">
                <text:p>0.89305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10626">
                <text:p>0.10626</text:p>
                <draw:g>
                  <svg:desc>Sheet1.C9:Sheet1.O9</svg:desc>
                </draw:g>
              </table:table-cell>
              <table:table-cell office:value-type="float" office:value="0.26249">
                <text:p>0.26249</text:p>
              </table:table-cell>
              <table:table-cell office:value-type="float" office:value="0.54654">
                <text:p>0.54654</text:p>
              </table:table-cell>
              <table:table-cell office:value-type="float" office:value="0.73819">
                <text:p>0.73819</text:p>
              </table:table-cell>
              <table:table-cell office:value-type="float" office:value="0.84843">
                <text:p>0.84843</text:p>
              </table:table-cell>
              <table:table-cell office:value-type="float" office:value="0.88994">
                <text:p>0.88994</text:p>
              </table:table-cell>
              <table:table-cell office:value-type="float" office:value="0.91792">
                <text:p>0.91792</text:p>
              </table:table-cell>
              <table:table-cell office:value-type="float" office:value="0.9204">
                <text:p>0.9204</text:p>
              </table:table-cell>
              <table:table-cell office:value-type="float" office:value="0.92043">
                <text:p>0.92043</text:p>
              </table:table-cell>
              <table:table-cell office:value-type="float" office:value="0.91798">
                <text:p>0.91798</text:p>
              </table:table-cell>
              <table:table-cell office:value-type="float" office:value="0.91245">
                <text:p>0.91245</text:p>
              </table:table-cell>
              <table:table-cell office:value-type="float" office:value="0.90746">
                <text:p>0.90746</text:p>
              </table:table-cell>
              <table:table-cell office:value-type="float" office:value="0.89305">
                <text:p>0.89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